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2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ignal_filtrer" table:style-name="ta1">
        <table:shapes>
          <draw:frame draw:z-index="0" draw:style-name="gr1" draw:text-style-name="P1" svg:width="149.34mm" svg:height="84mm" svg:x="126.48mm" svg:y="386.94mm">
            <draw:object draw:notify-on-update-of-ranges="signal_filtrer.D81:signal_filtrer.D1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13860" calcext:value-type="float">
            <text:p>13860</text:p>
          </table:table-cell>
          <table:table-cell table:number-columns-repeated="2"/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14372" calcext:value-type="float">
            <text:p>14372</text:p>
          </table:table-cell>
          <table:table-cell table:number-columns-repeated="2"/>
        </table:table-row>
        <table:table-row table:style-name="ro1">
          <table:table-cell office:value-type="float" office:value="-1.115018" calcext:value-type="float">
            <text:p>-1,115018</text:p>
          </table:table-cell>
          <table:table-cell office:value-type="float" office:value="14794" calcext:value-type="float">
            <text:p>14794</text:p>
          </table:table-cell>
          <table:table-cell table:number-columns-repeated="2"/>
        </table:table-row>
        <table:table-row table:style-name="ro1">
          <table:table-cell office:value-type="float" office:value="-1.156207" calcext:value-type="float">
            <text:p>-1,156207</text:p>
          </table:table-cell>
          <table:table-cell office:value-type="float" office:value="15126" calcext:value-type="float">
            <text:p>15126</text:p>
          </table:table-cell>
          <table:table-cell table:number-columns-repeated="2"/>
        </table:table-row>
        <table:table-row table:style-name="ro1">
          <table:table-cell office:value-type="float" office:value="4.001613" calcext:value-type="float">
            <text:p>4,001613</text:p>
          </table:table-cell>
          <table:table-cell office:value-type="float" office:value="15364" calcext:value-type="float">
            <text:p>15364</text:p>
          </table:table-cell>
          <table:table-cell table:number-columns-repeated="2"/>
        </table:table-row>
        <table:table-row table:style-name="ro1">
          <table:table-cell office:value-type="float" office:value="4.166693" calcext:value-type="float">
            <text:p>4,166693</text:p>
          </table:table-cell>
          <table:table-cell office:value-type="float" office:value="15508" calcext:value-type="float">
            <text:p>15508</text:p>
          </table:table-cell>
          <table:table-cell table:number-columns-repeated="2"/>
        </table:table-row>
        <table:table-row table:style-name="ro1">
          <table:table-cell office:value-type="float" office:value="-9.751419" calcext:value-type="float">
            <text:p>-9,751419</text:p>
          </table:table-cell>
          <table:table-cell office:value-type="float" office:value="15556" calcext:value-type="float">
            <text:p>15556</text:p>
          </table:table-cell>
          <table:table-cell table:number-columns-repeated="2"/>
        </table:table-row>
        <table:table-row table:style-name="ro1">
          <table:table-cell office:value-type="float" office:value="-10.157919" calcext:value-type="float">
            <text:p>-10,157919</text:p>
          </table:table-cell>
          <table:table-cell office:value-type="float" office:value="15508" calcext:value-type="float">
            <text:p>15508</text:p>
          </table:table-cell>
          <table:table-cell table:number-columns-repeated="2"/>
        </table:table-row>
        <table:table-row table:style-name="ro1">
          <table:table-cell office:value-type="float" office:value="20.128532" calcext:value-type="float">
            <text:p>20,128532</text:p>
          </table:table-cell>
          <table:table-cell office:value-type="float" office:value="15364" calcext:value-type="float">
            <text:p>15364</text:p>
          </table:table-cell>
          <table:table-cell table:number-columns-repeated="2"/>
        </table:table-row>
        <table:table-row table:style-name="ro1">
          <table:table-cell office:value-type="float" office:value="20.981081" calcext:value-type="float">
            <text:p>20,981081</text:p>
          </table:table-cell>
          <table:table-cell office:value-type="float" office:value="15126" calcext:value-type="float">
            <text:p>15126</text:p>
          </table:table-cell>
          <table:table-cell table:number-columns-repeated="2"/>
        </table:table-row>
        <table:table-row table:style-name="ro1">
          <table:table-cell office:value-type="float" office:value="-37.348259" calcext:value-type="float">
            <text:p>-37,348259</text:p>
          </table:table-cell>
          <table:table-cell office:value-type="float" office:value="14794" calcext:value-type="float">
            <text:p>14794</text:p>
          </table:table-cell>
          <table:table-cell table:number-columns-repeated="2"/>
        </table:table-row>
        <table:table-row table:style-name="ro1">
          <table:table-cell office:value-type="float" office:value="-38.940811" calcext:value-type="float">
            <text:p>-38,940811</text:p>
          </table:table-cell>
          <table:table-cell office:value-type="float" office:value="14372" calcext:value-type="float">
            <text:p>14372</text:p>
          </table:table-cell>
          <table:table-cell table:number-columns-repeated="2"/>
        </table:table-row>
        <table:table-row table:style-name="ro1">
          <table:table-cell office:value-type="float" office:value="64.655617" calcext:value-type="float">
            <text:p>64,655617</text:p>
          </table:table-cell>
          <table:table-cell office:value-type="float" office:value="13860" calcext:value-type="float">
            <text:p>13860</text:p>
          </table:table-cell>
          <table:table-cell table:number-columns-repeated="2"/>
        </table:table-row>
        <table:table-row table:style-name="ro1">
          <table:table-cell office:value-type="float" office:value="67.429581" calcext:value-type="float">
            <text:p>67,429581</text:p>
          </table:table-cell>
          <table:table-cell office:value-type="float" office:value="13263" calcext:value-type="float">
            <text:p>13263</text:p>
          </table:table-cell>
          <table:table-cell table:number-columns-repeated="2"/>
        </table:table-row>
        <table:table-row table:style-name="ro1">
          <table:table-cell office:value-type="float" office:value="-106.413628" calcext:value-type="float">
            <text:p>-106,413628</text:p>
          </table:table-cell>
          <table:table-cell office:value-type="float" office:value="12585" calcext:value-type="float">
            <text:p>12585</text:p>
          </table:table-cell>
          <table:table-cell table:number-columns-repeated="2"/>
        </table:table-row>
        <table:table-row table:style-name="ro1">
          <table:table-cell office:value-type="float" office:value="-110.99678" calcext:value-type="float">
            <text:p>-110,99678</text:p>
          </table:table-cell>
          <table:table-cell office:value-type="float" office:value="11829" calcext:value-type="float">
            <text:p>11829</text:p>
          </table:table-cell>
          <table:table-cell table:number-columns-repeated="2"/>
        </table:table-row>
        <table:table-row table:style-name="ro1">
          <table:table-cell office:value-type="float" office:value="170.360703" calcext:value-type="float">
            <text:p>170,360703</text:p>
          </table:table-cell>
          <table:table-cell office:value-type="float" office:value="10999" calcext:value-type="float">
            <text:p>10999</text:p>
          </table:table-cell>
          <table:table-cell table:number-columns-repeated="2"/>
        </table:table-row>
        <table:table-row table:style-name="ro1">
          <table:table-cell office:value-type="float" office:value="177.711365" calcext:value-type="float">
            <text:p>177,711365</text:p>
          </table:table-cell>
          <table:table-cell office:value-type="float" office:value="10102" calcext:value-type="float">
            <text:p>10102</text:p>
          </table:table-cell>
          <table:table-cell table:number-columns-repeated="2"/>
        </table:table-row>
        <table:table-row table:style-name="ro1">
          <table:table-cell office:value-type="float" office:value="-272.181366" calcext:value-type="float">
            <text:p>-272,181366</text:p>
          </table:table-cell>
          <table:table-cell office:value-type="float" office:value="9143" calcext:value-type="float">
            <text:p>9143</text:p>
          </table:table-cell>
          <table:table-cell table:number-columns-repeated="2"/>
        </table:table-row>
        <table:table-row table:style-name="ro1">
          <table:table-cell office:value-type="float" office:value="-283.916565" calcext:value-type="float">
            <text:p>-283,916565</text:p>
          </table:table-cell>
          <table:table-cell office:value-type="float" office:value="8128" calcext:value-type="float">
            <text:p>8128</text:p>
          </table:table-cell>
          <table:table-cell table:number-columns-repeated="2"/>
        </table:table-row>
        <table:table-row table:style-name="ro1">
          <table:table-cell office:value-type="float" office:value="455.451263" calcext:value-type="float">
            <text:p>455,451263</text:p>
          </table:table-cell>
          <table:table-cell office:value-type="float" office:value="7062" calcext:value-type="float">
            <text:p>7062</text:p>
          </table:table-cell>
          <table:table-cell table:number-columns-repeated="2"/>
        </table:table-row>
        <table:table-row table:style-name="ro1">
          <table:table-cell office:value-type="float" office:value="474.968506" calcext:value-type="float">
            <text:p>474,968506</text:p>
          </table:table-cell>
          <table:table-cell office:value-type="float" office:value="5953" calcext:value-type="float">
            <text:p>5953</text:p>
          </table:table-cell>
          <table:table-cell table:number-columns-repeated="2"/>
        </table:table-row>
        <table:table-row table:style-name="ro1">
          <table:table-cell office:value-type="float" office:value="-895.561768" calcext:value-type="float">
            <text:p>-895,561768</text:p>
          </table:table-cell>
          <table:table-cell office:value-type="float" office:value="4807" calcext:value-type="float">
            <text:p>4807</text:p>
          </table:table-cell>
          <table:table-cell table:number-columns-repeated="2"/>
        </table:table-row>
        <table:table-row table:style-name="ro1">
          <table:table-cell office:value-type="float" office:value="-933.25708" calcext:value-type="float">
            <text:p>-933,25708</text:p>
          </table:table-cell>
          <table:table-cell office:value-type="float" office:value="3631" calcext:value-type="float">
            <text:p>3631</text:p>
          </table:table-cell>
          <table:table-cell table:number-columns-repeated="2"/>
        </table:table-row>
        <table:table-row table:style-name="ro1">
          <table:table-cell office:value-type="float" office:value="3418.18457" calcext:value-type="float">
            <text:p>3418,18457</text:p>
          </table:table-cell>
          <table:table-cell office:value-type="float" office:value="2433" calcext:value-type="float">
            <text:p>2433</text:p>
          </table:table-cell>
          <table:table-cell table:number-columns-repeated="2"/>
        </table:table-row>
        <table:table-row table:style-name="ro1">
          <table:table-cell office:value-type="float" office:value="10484.130859" calcext:value-type="float">
            <text:p>10484,130859</text:p>
          </table:table-cell>
          <table:table-cell office:value-type="float" office:value="1220" calcext:value-type="float">
            <text:p>1220</text:p>
          </table:table-cell>
          <table:table-cell table:number-columns-repeated="2"/>
        </table:table-row>
        <table:table-row table:style-name="ro1">
          <table:table-cell office:value-type="float" office:value="15237.099609" calcext:value-type="float">
            <text:p>15237,09960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701.383789" calcext:value-type="float">
            <text:p>15701,383789</text:p>
          </table:table-cell>
          <table:table-cell office:value-type="float" office:value="-1220" calcext:value-type="float">
            <text:p>-1220</text:p>
          </table:table-cell>
          <table:table-cell table:number-columns-repeated="2"/>
        </table:table-row>
        <table:table-row table:style-name="ro1">
          <table:table-cell office:value-type="float" office:value="14681.719727" calcext:value-type="float">
            <text:p>14681,719727</text:p>
          </table:table-cell>
          <table:table-cell office:value-type="float" office:value="-2433" calcext:value-type="float">
            <text:p>-2433</text:p>
          </table:table-cell>
          <table:table-cell table:number-columns-repeated="2"/>
        </table:table-row>
        <table:table-row table:style-name="ro1">
          <table:table-cell office:value-type="float" office:value="14899.082031" calcext:value-type="float">
            <text:p>14899,082031</text:p>
          </table:table-cell>
          <table:table-cell office:value-type="float" office:value="-3631" calcext:value-type="float">
            <text:p>-3631</text:p>
          </table:table-cell>
          <table:table-cell table:number-columns-repeated="2"/>
        </table:table-row>
        <table:table-row table:style-name="ro1">
          <table:table-cell office:value-type="float" office:value="15774.133789" calcext:value-type="float">
            <text:p>15774,133789</text:p>
          </table:table-cell>
          <table:table-cell office:value-type="float" office:value="-4807" calcext:value-type="float">
            <text:p>-4807</text:p>
          </table:table-cell>
          <table:table-cell table:number-columns-repeated="2"/>
        </table:table-row>
        <table:table-row table:style-name="ro1">
          <table:table-cell office:value-type="float" office:value="15834.754883" calcext:value-type="float">
            <text:p>15834,754883</text:p>
          </table:table-cell>
          <table:table-cell office:value-type="float" office:value="-5953" calcext:value-type="float">
            <text:p>-5953</text:p>
          </table:table-cell>
          <table:table-cell table:number-columns-repeated="2"/>
        </table:table-row>
        <table:table-row table:style-name="ro1">
          <table:table-cell office:value-type="float" office:value="15341.269531" calcext:value-type="float">
            <text:p>15341,269531</text:p>
          </table:table-cell>
          <table:table-cell office:value-type="float" office:value="-7062" calcext:value-type="float">
            <text:p>-7062</text:p>
          </table:table-cell>
          <table:table-cell table:number-columns-repeated="2"/>
        </table:table-row>
        <table:table-row table:style-name="ro1">
          <table:table-cell office:value-type="float" office:value="15189.600586" calcext:value-type="float">
            <text:p>15189,600586</text:p>
          </table:table-cell>
          <table:table-cell office:value-type="float" office:value="-8128" calcext:value-type="float">
            <text:p>-8128</text:p>
          </table:table-cell>
          <table:table-cell table:number-columns-repeated="2"/>
        </table:table-row>
        <table:table-row table:style-name="ro1">
          <table:table-cell office:value-type="float" office:value="15229.80957" calcext:value-type="float">
            <text:p>15229,80957</text:p>
          </table:table-cell>
          <table:table-cell office:value-type="float" office:value="-9143" calcext:value-type="float">
            <text:p>-9143</text:p>
          </table:table-cell>
          <table:table-cell table:number-columns-repeated="2"/>
        </table:table-row>
        <table:table-row table:style-name="ro1">
          <table:table-cell office:value-type="float" office:value="14903.323242" calcext:value-type="float">
            <text:p>14903,323242</text:p>
          </table:table-cell>
          <table:table-cell office:value-type="float" office:value="-10103" calcext:value-type="float">
            <text:p>-10103</text:p>
          </table:table-cell>
          <table:table-cell table:number-columns-repeated="2"/>
        </table:table-row>
        <table:table-row table:style-name="ro1">
          <table:table-cell office:value-type="float" office:value="14308.542969" calcext:value-type="float">
            <text:p>14308,542969</text:p>
          </table:table-cell>
          <table:table-cell office:value-type="float" office:value="-11000" calcext:value-type="float">
            <text:p>-11000</text:p>
          </table:table-cell>
          <table:table-cell table:number-columns-repeated="2"/>
        </table:table-row>
        <table:table-row table:style-name="ro1">
          <table:table-cell office:value-type="float" office:value="13793.988281" calcext:value-type="float">
            <text:p>13793,988281</text:p>
          </table:table-cell>
          <table:table-cell office:value-type="float" office:value="-11829" calcext:value-type="float">
            <text:p>-11829</text:p>
          </table:table-cell>
          <table:table-cell table:number-columns-repeated="2"/>
        </table:table-row>
        <table:table-row table:style-name="ro1">
          <table:table-cell office:value-type="float" office:value="13299.577148" calcext:value-type="float">
            <text:p>13299,577148</text:p>
          </table:table-cell>
          <table:table-cell office:value-type="float" office:value="-12585" calcext:value-type="float">
            <text:p>-12585</text:p>
          </table:table-cell>
          <table:table-cell table:number-columns-repeated="2"/>
        </table:table-row>
        <table:table-row table:style-name="ro1">
          <table:table-cell office:value-type="float" office:value="12622.979492" calcext:value-type="float">
            <text:p>12622,979492</text:p>
          </table:table-cell>
          <table:table-cell office:value-type="float" office:value="-13264" calcext:value-type="float">
            <text:p>-13264</text:p>
          </table:table-cell>
          <table:table-cell table:number-columns-repeated="2"/>
        </table:table-row>
        <table:table-row table:style-name="ro1">
          <table:table-cell office:value-type="float" office:value="11809.24707" calcext:value-type="float">
            <text:p>11809,24707</text:p>
          </table:table-cell>
          <table:table-cell office:value-type="float" office:value="-13860" calcext:value-type="float">
            <text:p>-13860</text:p>
          </table:table-cell>
          <table:table-cell table:number-columns-repeated="2"/>
        </table:table-row>
        <table:table-row table:style-name="ro1">
          <table:table-cell office:value-type="float" office:value="10978.797852" calcext:value-type="float">
            <text:p>10978,797852</text:p>
          </table:table-cell>
          <table:table-cell office:value-type="float" office:value="-14372" calcext:value-type="float">
            <text:p>-14372</text:p>
          </table:table-cell>
          <table:table-cell table:number-columns-repeated="2"/>
        </table:table-row>
        <table:table-row table:style-name="ro1">
          <table:table-cell office:value-type="float" office:value="10111.390625" calcext:value-type="float">
            <text:p>10111,390625</text:p>
          </table:table-cell>
          <table:table-cell office:value-type="float" office:value="-14794" calcext:value-type="float">
            <text:p>-14794</text:p>
          </table:table-cell>
          <table:table-cell table:number-columns-repeated="2"/>
        </table:table-row>
        <table:table-row table:style-name="ro1">
          <table:table-cell office:value-type="float" office:value="9152.821289" calcext:value-type="float">
            <text:p>9152,821289</text:p>
          </table:table-cell>
          <table:table-cell office:value-type="float" office:value="-15126" calcext:value-type="float">
            <text:p>-15126</text:p>
          </table:table-cell>
          <table:table-cell table:number-columns-repeated="2"/>
        </table:table-row>
        <table:table-row table:style-name="ro1">
          <table:table-cell office:value-type="float" office:value="8123.967773" calcext:value-type="float">
            <text:p>8123,967773</text:p>
          </table:table-cell>
          <table:table-cell office:value-type="float" office:value="-15364" calcext:value-type="float">
            <text:p>-15364</text:p>
          </table:table-cell>
          <table:table-cell table:number-columns-repeated="2"/>
        </table:table-row>
        <table:table-row table:style-name="ro1">
          <table:table-cell office:value-type="float" office:value="7058.25" calcext:value-type="float">
            <text:p>7058,25</text:p>
          </table:table-cell>
          <table:table-cell office:value-type="float" office:value="-15508" calcext:value-type="float">
            <text:p>-15508</text:p>
          </table:table-cell>
          <table:table-cell table:number-columns-repeated="2"/>
        </table:table-row>
        <table:table-row table:style-name="ro1">
          <table:table-cell office:value-type="float" office:value="5953.96875" calcext:value-type="float">
            <text:p>5953,96875</text:p>
          </table:table-cell>
          <table:table-cell office:value-type="float" office:value="-15556" calcext:value-type="float">
            <text:p>-15556</text:p>
          </table:table-cell>
          <table:table-cell table:number-columns-repeated="2"/>
        </table:table-row>
        <table:table-row table:style-name="ro1">
          <table:table-cell office:value-type="float" office:value="4807.942871" calcext:value-type="float">
            <text:p>4807,942871</text:p>
          </table:table-cell>
          <table:table-cell office:value-type="float" office:value="-15508" calcext:value-type="float">
            <text:p>-15508</text:p>
          </table:table-cell>
          <table:table-cell table:number-columns-repeated="2"/>
        </table:table-row>
        <table:table-row table:style-name="ro1">
          <table:table-cell office:value-type="float" office:value="3631.106934" calcext:value-type="float">
            <text:p>3631,106934</text:p>
          </table:table-cell>
          <table:table-cell office:value-type="float" office:value="-15364" calcext:value-type="float">
            <text:p>-15364</text:p>
          </table:table-cell>
          <table:table-cell table:number-columns-repeated="2"/>
        </table:table-row>
        <table:table-row table:style-name="ro1">
          <table:table-cell office:value-type="float" office:value="2432.955078" calcext:value-type="float">
            <text:p>2432,955078</text:p>
          </table:table-cell>
          <table:table-cell office:value-type="float" office:value="-15126" calcext:value-type="float">
            <text:p>-15126</text:p>
          </table:table-cell>
          <table:table-cell table:number-columns-repeated="2"/>
        </table:table-row>
        <table:table-row table:style-name="ro1">
          <table:table-cell office:value-type="float" office:value="1220.053101" calcext:value-type="float">
            <text:p>1220,053101</text:p>
          </table:table-cell>
          <table:table-cell office:value-type="float" office:value="-14794" calcext:value-type="float">
            <text:p>-14794</text:p>
          </table:table-cell>
          <table:table-cell table:number-columns-repeated="2"/>
        </table:table-row>
        <table:table-row table:style-name="ro1">
          <table:table-cell office:value-type="float" office:value="-0.02816" calcext:value-type="float">
            <text:p>-0,02816</text:p>
          </table:table-cell>
          <table:table-cell office:value-type="float" office:value="-14372" calcext:value-type="float">
            <text:p>-14372</text:p>
          </table:table-cell>
          <table:table-cell table:number-columns-repeated="2"/>
        </table:table-row>
        <table:table-row table:style-name="ro1">
          <table:table-cell office:value-type="float" office:value="-1220.060913" calcext:value-type="float">
            <text:p>-1220,060913</text:p>
          </table:table-cell>
          <table:table-cell office:value-type="float" office:value="-13860" calcext:value-type="float">
            <text:p>-13860</text:p>
          </table:table-cell>
          <table:table-cell table:number-columns-repeated="2"/>
        </table:table-row>
        <table:table-row table:style-name="ro1">
          <table:table-cell office:value-type="float" office:value="-2432.892334" calcext:value-type="float">
            <text:p>-2432,892334</text:p>
          </table:table-cell>
          <table:table-cell office:value-type="float" office:value="-13263" calcext:value-type="float">
            <text:p>-13263</text:p>
          </table:table-cell>
          <table:table-cell table:number-columns-repeated="2"/>
        </table:table-row>
        <table:table-row table:style-name="ro1">
          <table:table-cell office:value-type="float" office:value="-3631.081299" calcext:value-type="float">
            <text:p>-3631,081299</text:p>
          </table:table-cell>
          <table:table-cell office:value-type="float" office:value="-12585" calcext:value-type="float">
            <text:p>-12585</text:p>
          </table:table-cell>
          <table:table-cell table:number-columns-repeated="2"/>
        </table:table-row>
        <table:table-row table:style-name="ro1">
          <table:table-cell office:value-type="float" office:value="-4806.958984" calcext:value-type="float">
            <text:p>-4806,958984</text:p>
          </table:table-cell>
          <table:table-cell office:value-type="float" office:value="-11829" calcext:value-type="float">
            <text:p>-11829</text:p>
          </table:table-cell>
          <table:table-cell table:number-columns-repeated="2"/>
        </table:table-row>
        <table:table-row table:style-name="ro1">
          <table:table-cell office:value-type="float" office:value="-5953.006836" calcext:value-type="float">
            <text:p>-5953,006836</text:p>
          </table:table-cell>
          <table:table-cell office:value-type="float" office:value="-10999" calcext:value-type="float">
            <text:p>-10999</text:p>
          </table:table-cell>
          <table:table-cell table:number-columns-repeated="2"/>
        </table:table-row>
        <table:table-row table:style-name="ro1">
          <table:table-cell office:value-type="float" office:value="-7062.128418" calcext:value-type="float">
            <text:p>-7062,128418</text:p>
          </table:table-cell>
          <table:table-cell office:value-type="float" office:value="-10102" calcext:value-type="float">
            <text:p>-10102</text:p>
          </table:table-cell>
          <table:table-cell table:number-columns-repeated="2"/>
        </table:table-row>
        <table:table-row table:style-name="ro1">
          <table:table-cell office:value-type="float" office:value="-8127.697266" calcext:value-type="float">
            <text:p>-8127,697266</text:p>
          </table:table-cell>
          <table:table-cell office:value-type="float" office:value="-9143" calcext:value-type="float">
            <text:p>-9143</text:p>
          </table:table-cell>
          <table:table-cell table:number-columns-repeated="2"/>
        </table:table-row>
        <table:table-row table:style-name="ro1">
          <table:table-cell office:value-type="float" office:value="-9143.362305" calcext:value-type="float">
            <text:p>-9143,362305</text:p>
          </table:table-cell>
          <table:table-cell office:value-type="float" office:value="-8127" calcext:value-type="float">
            <text:p>-8127</text:p>
          </table:table-cell>
          <table:table-cell table:number-columns-repeated="2"/>
        </table:table-row>
        <table:table-row table:style-name="ro1">
          <table:table-cell office:value-type="float" office:value="-10102.828125" calcext:value-type="float">
            <text:p>-10102,828125</text:p>
          </table:table-cell>
          <table:table-cell office:value-type="float" office:value="-7062" calcext:value-type="float">
            <text:p>-7062</text:p>
          </table:table-cell>
          <table:table-cell table:number-columns-repeated="2"/>
        </table:table-row>
        <table:table-row table:style-name="ro1">
          <table:table-cell office:value-type="float" office:value="-10999.957031" calcext:value-type="float">
            <text:p>-10999,957031</text:p>
          </table:table-cell>
          <table:table-cell office:value-type="float" office:value="-5953" calcext:value-type="float">
            <text:p>-5953</text:p>
          </table:table-cell>
          <table:table-cell table:number-columns-repeated="2"/>
        </table:table-row>
        <table:table-row table:style-name="ro1">
          <table:table-cell office:value-type="float" office:value="-11829.077148" calcext:value-type="float">
            <text:p>-11829,077148</text:p>
          </table:table-cell>
          <table:table-cell office:value-type="float" office:value="-4806" calcext:value-type="float">
            <text:p>-4806</text:p>
          </table:table-cell>
          <table:table-cell table:number-columns-repeated="2"/>
        </table:table-row>
        <table:table-row table:style-name="ro1">
          <table:table-cell office:value-type="float" office:value="-12585.151367" calcext:value-type="float">
            <text:p>-12585,151367</text:p>
          </table:table-cell>
          <table:table-cell office:value-type="float" office:value="-3631" calcext:value-type="float">
            <text:p>-3631</text:p>
          </table:table-cell>
          <table:table-cell table:number-columns-repeated="2"/>
        </table:table-row>
        <table:table-row table:style-name="ro1">
          <table:table-cell office:value-type="float" office:value="-13263.651367" calcext:value-type="float">
            <text:p>-13263,651367</text:p>
          </table:table-cell>
          <table:table-cell office:value-type="float" office:value="-2433" calcext:value-type="float">
            <text:p>-2433</text:p>
          </table:table-cell>
          <table:table-cell table:number-columns-repeated="2"/>
        </table:table-row>
        <table:table-row table:style-name="ro1">
          <table:table-cell office:value-type="float" office:value="-13860.405273" calcext:value-type="float">
            <text:p>-13860,405273</text:p>
          </table:table-cell>
          <table:table-cell office:value-type="float" office:value="-1220" calcext:value-type="float">
            <text:p>-1220</text:p>
          </table:table-cell>
          <table:table-cell table:number-columns-repeated="2"/>
        </table:table-row>
        <table:table-row table:style-name="ro1">
          <table:table-cell office:value-type="float" office:value="-14371.672852" calcext:value-type="float">
            <text:p>-14371,67285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-14794.297852" calcext:value-type="float">
            <text:p>-14794,297852</text:p>
          </table:table-cell>
          <table:table-cell office:value-type="float" office:value="1220" calcext:value-type="float">
            <text:p>1220</text:p>
          </table:table-cell>
          <table:table-cell table:number-columns-repeated="2"/>
        </table:table-row>
        <table:table-row table:style-name="ro1">
          <table:table-cell office:value-type="float" office:value="-15125.764648" calcext:value-type="float">
            <text:p>-15125,764648</text:p>
          </table:table-cell>
          <table:table-cell office:value-type="float" office:value="2433" calcext:value-type="float">
            <text:p>2433</text:p>
          </table:table-cell>
          <table:table-cell table:number-columns-repeated="2"/>
        </table:table-row>
        <table:table-row table:style-name="ro1">
          <table:table-cell office:value-type="float" office:value="-15364.150391" calcext:value-type="float">
            <text:p>-15364,150391</text:p>
          </table:table-cell>
          <table:table-cell office:value-type="float" office:value="3631" calcext:value-type="float">
            <text:p>3631</text:p>
          </table:table-cell>
          <table:table-cell table:number-columns-repeated="2"/>
        </table:table-row>
        <table:table-row table:style-name="ro1">
          <table:table-cell office:value-type="float" office:value="-15507.961914" calcext:value-type="float">
            <text:p>-15507,961914</text:p>
          </table:table-cell>
          <table:table-cell office:value-type="float" office:value="4807" calcext:value-type="float">
            <text:p>4807</text:p>
          </table:table-cell>
          <table:table-cell table:number-columns-repeated="2"/>
        </table:table-row>
        <table:table-row table:style-name="ro1">
          <table:table-cell office:value-type="float" office:value="-15556.047852" calcext:value-type="float">
            <text:p>-15556,047852</text:p>
          </table:table-cell>
          <table:table-cell office:value-type="float" office:value="5953" calcext:value-type="float">
            <text:p>5953</text:p>
          </table:table-cell>
          <table:table-cell table:number-columns-repeated="2"/>
        </table:table-row>
        <table:table-row table:style-name="ro1">
          <table:table-cell office:value-type="float" office:value="-15507.931641" calcext:value-type="float">
            <text:p>-15507,931641</text:p>
          </table:table-cell>
          <table:table-cell office:value-type="float" office:value="7062" calcext:value-type="float">
            <text:p>7062</text:p>
          </table:table-cell>
          <table:table-cell table:number-columns-repeated="2"/>
        </table:table-row>
        <table:table-row table:style-name="ro1">
          <table:table-cell office:value-type="float" office:value="-15364.115234" calcext:value-type="float">
            <text:p>-15364,115234</text:p>
          </table:table-cell>
          <table:table-cell office:value-type="float" office:value="8128" calcext:value-type="float">
            <text:p>8128</text:p>
          </table:table-cell>
          <table:table-cell table:number-columns-repeated="2"/>
        </table:table-row>
        <table:table-row table:style-name="ro1">
          <table:table-cell office:value-type="float" office:value="-15125.794922" calcext:value-type="float">
            <text:p>-15125,794922</text:p>
          </table:table-cell>
          <table:table-cell office:value-type="float" office:value="9143" calcext:value-type="float">
            <text:p>9143</text:p>
          </table:table-cell>
          <table:table-cell table:number-columns-repeated="2"/>
        </table:table-row>
        <table:table-row table:style-name="ro1">
          <table:table-cell office:value-type="float" office:value="-14794.392578" calcext:value-type="float">
            <text:p>-14794,392578</text:p>
          </table:table-cell>
          <table:table-cell office:value-type="float" office:value="10103" calcext:value-type="float">
            <text:p>10103</text:p>
          </table:table-cell>
          <table:table-cell table:number-columns-repeated="2"/>
        </table:table-row>
        <table:table-row table:style-name="ro1">
          <table:table-cell office:value-type="float" office:value="-14371.629883" calcext:value-type="float">
            <text:p>-14371,629883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</table:table-row>
        <table:table-row table:style-name="ro1">
          <table:table-cell office:value-type="float" office:value="-13860.076172" calcext:value-type="float">
            <text:p>-13860,076172</text:p>
          </table:table-cell>
          <table:table-cell office:value-type="float" office:value="11829" calcext:value-type="float">
            <text:p>11829</text:p>
          </table:table-cell>
          <table:table-cell table:number-columns-repeated="2"/>
        </table:table-row>
        <table:table-row table:style-name="ro1">
          <table:table-cell office:value-type="float" office:value="-13263.231445" calcext:value-type="float">
            <text:p>-13263,231445</text:p>
          </table:table-cell>
          <table:table-cell office:value-type="float" office:value="12585" calcext:value-type="float">
            <text:p>12585</text:p>
          </table:table-cell>
          <table:table-cell table:number-columns-repeated="2"/>
        </table:table-row>
        <table:table-row table:style-name="ro1">
          <table:table-cell office:value-type="float" office:value="-12584.875977" calcext:value-type="float">
            <text:p>-12584,875977</text:p>
          </table:table-cell>
          <table:table-cell office:value-type="float" office:value="13264" calcext:value-type="float">
            <text:p>1326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46.277832" calcext:value-type="float">
            <text:p>646,277832</text:p>
          </table:table-cell>
        </table:table-row>
        <table:table-row table:style-name="ro1">
          <table:table-cell table:number-columns-repeated="3"/>
          <table:table-cell office:value-type="float" office:value="12960.984375" calcext:value-type="float">
            <text:p>12960,984375</text:p>
          </table:table-cell>
        </table:table-row>
        <table:table-row table:style-name="ro1">
          <table:table-cell table:number-columns-repeated="3"/>
          <table:table-cell office:value-type="float" office:value="3799.6521" calcext:value-type="float">
            <text:p>3799,6521</text:p>
          </table:table-cell>
        </table:table-row>
        <table:table-row table:style-name="ro1">
          <table:table-cell table:number-columns-repeated="3"/>
          <table:table-cell office:value-type="float" office:value="3160.799316" calcext:value-type="float">
            <text:p>3160,799316</text:p>
          </table:table-cell>
        </table:table-row>
        <table:table-row table:style-name="ro1">
          <table:table-cell table:number-columns-repeated="3"/>
          <table:table-cell office:value-type="float" office:value="1297.271851" calcext:value-type="float">
            <text:p>1297,271851</text:p>
          </table:table-cell>
        </table:table-row>
        <table:table-row table:style-name="ro1">
          <table:table-cell table:number-columns-repeated="3"/>
          <table:table-cell office:value-type="float" office:value="566.26886" calcext:value-type="float">
            <text:p>566,26886</text:p>
          </table:table-cell>
        </table:table-row>
        <table:table-row table:style-name="ro1">
          <table:table-cell table:number-columns-repeated="3"/>
          <table:table-cell office:value-type="float" office:value="1372.081055" calcext:value-type="float">
            <text:p>1372,081055</text:p>
          </table:table-cell>
        </table:table-row>
        <table:table-row table:style-name="ro1">
          <table:table-cell table:number-columns-repeated="3"/>
          <table:table-cell office:value-type="float" office:value="945.321777" calcext:value-type="float">
            <text:p>945,321777</text:p>
          </table:table-cell>
        </table:table-row>
        <table:table-row table:style-name="ro1">
          <table:table-cell table:number-columns-repeated="3"/>
          <table:table-cell office:value-type="float" office:value="102.126007" calcext:value-type="float">
            <text:p>102,126007</text:p>
          </table:table-cell>
        </table:table-row>
        <table:table-row table:style-name="ro1">
          <table:table-cell table:number-columns-repeated="3"/>
          <table:table-cell office:value-type="float" office:value="821.838196" calcext:value-type="float">
            <text:p>821,838196</text:p>
          </table:table-cell>
        </table:table-row>
        <table:table-row table:style-name="ro1">
          <table:table-cell table:number-columns-repeated="3"/>
          <table:table-cell office:value-type="float" office:value="765.334595" calcext:value-type="float">
            <text:p>765,334595</text:p>
          </table:table-cell>
        </table:table-row>
        <table:table-row table:style-name="ro1">
          <table:table-cell table:number-columns-repeated="3"/>
          <table:table-cell office:value-type="float" office:value="114.94236" calcext:value-type="float">
            <text:p>114,94236</text:p>
          </table:table-cell>
        </table:table-row>
        <table:table-row table:style-name="ro1">
          <table:table-cell table:number-columns-repeated="3"/>
          <table:table-cell office:value-type="float" office:value="532.34906" calcext:value-type="float">
            <text:p>532,34906</text:p>
          </table:table-cell>
        </table:table-row>
        <table:table-row table:style-name="ro1">
          <table:table-cell table:number-columns-repeated="3"/>
          <table:table-cell office:value-type="float" office:value="644.718201" calcext:value-type="float">
            <text:p>644,718201</text:p>
          </table:table-cell>
        </table:table-row>
        <table:table-row table:style-name="ro1">
          <table:table-cell table:number-columns-repeated="3"/>
          <table:table-cell office:value-type="float" office:value="214.684952" calcext:value-type="float">
            <text:p>214,684952</text:p>
          </table:table-cell>
        </table:table-row>
        <table:table-row table:style-name="ro1">
          <table:table-cell table:number-columns-repeated="3"/>
          <table:table-cell office:value-type="float" office:value="343.799103" calcext:value-type="float">
            <text:p>343,799103</text:p>
          </table:table-cell>
        </table:table-row>
        <table:table-row table:style-name="ro1">
          <table:table-cell table:number-columns-repeated="3"/>
          <table:table-cell office:value-type="float" office:value="550.163025" calcext:value-type="float">
            <text:p>550,163025</text:p>
          </table:table-cell>
        </table:table-row>
        <table:table-row table:style-name="ro1">
          <table:table-cell table:number-columns-repeated="3"/>
          <table:table-cell office:value-type="float" office:value="273.930054" calcext:value-type="float">
            <text:p>273,930054</text:p>
          </table:table-cell>
        </table:table-row>
        <table:table-row table:style-name="ro1">
          <table:table-cell table:number-columns-repeated="3"/>
          <table:table-cell office:value-type="float" office:value="195.371628" calcext:value-type="float">
            <text:p>195,371628</text:p>
          </table:table-cell>
        </table:table-row>
        <table:table-row table:style-name="ro1">
          <table:table-cell table:number-columns-repeated="3"/>
          <table:table-cell office:value-type="float" office:value="406.941223" calcext:value-type="float">
            <text:p>406,941223</text:p>
          </table:table-cell>
        </table:table-row>
        <table:table-row table:style-name="ro1">
          <table:table-cell table:number-columns-repeated="3"/>
          <table:table-cell office:value-type="float" office:value="242.088287" calcext:value-type="float">
            <text:p>242,088287</text:p>
          </table:table-cell>
        </table:table-row>
        <table:table-row table:style-name="ro1">
          <table:table-cell table:number-columns-repeated="3"/>
          <table:table-cell office:value-type="float" office:value="157.356766" calcext:value-type="float">
            <text:p>157,356766</text:p>
          </table:table-cell>
        </table:table-row>
        <table:table-row table:style-name="ro1">
          <table:table-cell table:number-columns-repeated="3"/>
          <table:table-cell office:value-type="float" office:value="216.154221" calcext:value-type="float">
            <text:p>216,154221</text:p>
          </table:table-cell>
        </table:table-row>
        <table:table-row table:style-name="ro1">
          <table:table-cell table:number-columns-repeated="3"/>
          <table:table-cell office:value-type="float" office:value="196.12616" calcext:value-type="float">
            <text:p>196,12616</text:p>
          </table:table-cell>
        </table:table-row>
        <table:table-row table:style-name="ro1">
          <table:table-cell table:number-columns-repeated="3"/>
          <table:table-cell office:value-type="float" office:value="188.898407" calcext:value-type="float">
            <text:p>188,898407</text:p>
          </table:table-cell>
        </table:table-row>
        <table:table-row table:style-name="ro1">
          <table:table-cell table:number-columns-repeated="3"/>
          <table:table-cell office:value-type="float" office:value="183.975128" calcext:value-type="float">
            <text:p>183,975128</text:p>
          </table:table-cell>
        </table:table-row>
        <table:table-row table:style-name="ro1">
          <table:table-cell table:number-columns-repeated="3"/>
          <table:table-cell office:value-type="float" office:value="179.364304" calcext:value-type="float">
            <text:p>179,364304</text:p>
          </table:table-cell>
        </table:table-row>
        <table:table-row table:style-name="ro1">
          <table:table-cell table:number-columns-repeated="3"/>
          <table:table-cell office:value-type="float" office:value="175.28096" calcext:value-type="float">
            <text:p>175,28096</text:p>
          </table:table-cell>
        </table:table-row>
        <table:table-row table:style-name="ro1">
          <table:table-cell table:number-columns-repeated="3"/>
          <table:table-cell office:value-type="float" office:value="171.620239" calcext:value-type="float">
            <text:p>171,620239</text:p>
          </table:table-cell>
        </table:table-row>
        <table:table-row table:style-name="ro1">
          <table:table-cell table:number-columns-repeated="3"/>
          <table:table-cell office:value-type="float" office:value="168.330887" calcext:value-type="float">
            <text:p>168,330887</text:p>
          </table:table-cell>
        </table:table-row>
        <table:table-row table:style-name="ro1">
          <table:table-cell table:number-columns-repeated="3"/>
          <table:table-cell office:value-type="float" office:value="165.481003" calcext:value-type="float">
            <text:p>165,481003</text:p>
          </table:table-cell>
        </table:table-row>
        <table:table-row table:style-name="ro1">
          <table:table-cell table:number-columns-repeated="3"/>
          <table:table-cell office:value-type="float" office:value="162.928284" calcext:value-type="float">
            <text:p>162,928284</text:p>
          </table:table-cell>
        </table:table-row>
        <table:table-row table:style-name="ro1">
          <table:table-cell table:number-columns-repeated="3"/>
          <table:table-cell office:value-type="float" office:value="160.71846" calcext:value-type="float">
            <text:p>160,71846</text:p>
          </table:table-cell>
        </table:table-row>
        <table:table-row table:style-name="ro1">
          <table:table-cell table:number-columns-repeated="3"/>
          <table:table-cell office:value-type="float" office:value="158.811554" calcext:value-type="float">
            <text:p>158,811554</text:p>
          </table:table-cell>
        </table:table-row>
        <table:table-row table:style-name="ro1">
          <table:table-cell table:number-columns-repeated="3"/>
          <table:table-cell office:value-type="float" office:value="157.184769" calcext:value-type="float">
            <text:p>157,184769</text:p>
          </table:table-cell>
        </table:table-row>
        <table:table-row table:style-name="ro1">
          <table:table-cell table:number-columns-repeated="3"/>
          <table:table-cell office:value-type="float" office:value="155.825562" calcext:value-type="float">
            <text:p>155,825562</text:p>
          </table:table-cell>
        </table:table-row>
        <table:table-row table:style-name="ro1">
          <table:table-cell table:number-columns-repeated="3"/>
          <table:table-cell office:value-type="float" office:value="154.734482" calcext:value-type="float">
            <text:p>154,734482</text:p>
          </table:table-cell>
        </table:table-row>
        <table:table-row table:style-name="ro1">
          <table:table-cell table:number-columns-repeated="3"/>
          <table:table-cell office:value-type="float" office:value="153.891006" calcext:value-type="float">
            <text:p>153,891006</text:p>
          </table:table-cell>
        </table:table-row>
        <table:table-row table:style-name="ro1">
          <table:table-cell table:number-columns-repeated="3"/>
          <table:table-cell office:value-type="float" office:value="153.29599" calcext:value-type="float">
            <text:p>153,29599</text:p>
          </table:table-cell>
        </table:table-row>
        <table:table-row table:style-name="ro1">
          <table:table-cell table:number-columns-repeated="3"/>
          <table:table-cell office:value-type="float" office:value="152.936554" calcext:value-type="float">
            <text:p>152,936554</text:p>
          </table:table-cell>
        </table:table-row>
        <table:table-row table:style-name="ro1">
          <table:table-cell table:number-columns-repeated="3"/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03T17:32:23.872150612</dc:date>
    <meta:editing-duration>PT3M55S</meta:editing-duration>
    <meta:editing-cycles>1</meta:editing-cycles>
    <meta:document-statistic meta:table-count="1" meta:cell-count="240" meta:object-count="1"/>
    <meta:generator>LibreOffice/6.1.6.3$Linux_X86_64 LibreOffice_project/1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935cm" svg:height="8.401cm" xlink:href=".." xlink:type="simple" chart:class="chart:line" chart:style-name="ch1">
        <chart:legend chart:legend-position="end" svg:x="12.003cm" svg:y="3.901cm" style:legend-expansion="high" chart:style-name="ch2"/>
        <chart:plot-area chart:style-name="ch3" table:cell-range-address="signal_filtrer.D81:signal_filtrer.D145" svg:x="0.298cm" svg:y="0.168cm" svg:width="11.407cm" svg:height="8.065cm">
          <chartooo:coordinate-region svg:x="1.29cm" svg:y="0.367cm" svg:width="10.09cm" svg:height="7.0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ignal_filtrer.D81:signal_filtrer.D145" chart:class="chart:line">
            <chart:data-point chart:repeated="6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6.277832">
                <text:p>646.277832</text:p>
                <draw:g>
                  <svg:desc>signal_filtrer.D81:signal_filtrer.D1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960.984375">
                <text:p>12960.984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99.6521">
                <text:p>3799.65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60.799316">
                <text:p>3160.7993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97.271851">
                <text:p>1297.2718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6.26886">
                <text:p>566.268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72.081055">
                <text:p>1372.0810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45.321777">
                <text:p>945.3217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2.126007">
                <text:p>102.1260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21.838196">
                <text:p>821.8381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65.334595">
                <text:p>765.3345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4.94236">
                <text:p>114.942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2.34906">
                <text:p>532.349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44.718201">
                <text:p>644.7182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4.684952">
                <text:p>214.6849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3.799103">
                <text:p>343.7991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50.163025">
                <text:p>550.1630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3.930054">
                <text:p>273.9300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5.371628">
                <text:p>195.3716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6.941223">
                <text:p>406.9412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2.088287">
                <text:p>242.0882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7.356766">
                <text:p>157.3567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6.154221">
                <text:p>216.1542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6.12616">
                <text:p>196.126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8.898407">
                <text:p>188.8984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3.975128">
                <text:p>183.9751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9.364304">
                <text:p>179.3643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5.28096">
                <text:p>175.280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1.620239">
                <text:p>171.6202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8.330887">
                <text:p>168.3308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5.481003">
                <text:p>165.4810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2.928284">
                <text:p>162.9282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.71846">
                <text:p>160.718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8.811554">
                <text:p>158.8115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7.184769">
                <text:p>157.1847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5.825562">
                <text:p>155.8255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4.734482">
                <text:p>154.7344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3.891006">
                <text:p>153.8910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3.29599">
                <text:p>153.295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2.936554">
                <text:p>152.9365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